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593cm"/>
    </style:style>
    <style:style style:name="Tableau1.B" style:family="table-column">
      <style:table-column-properties style:column-width="14.42cm"/>
    </style:style>
    <style:style style:name="Tableau1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rsid="00072f1d" officeooo:paragraph-rsid="00072f1d"/>
    </style:style>
    <style:style style:name="P2" style:family="paragraph" style:parent-style-name="Heading_20_1">
      <style:text-properties officeooo:rsid="000a28c7" officeooo:paragraph-rsid="000a28c7"/>
    </style:style>
    <style:style style:name="P3" style:family="paragraph" style:parent-style-name="Heading_20_1">
      <style:text-properties officeooo:paragraph-rsid="0013e24a"/>
    </style:style>
    <style:style style:name="P4" style:family="paragraph" style:parent-style-name="Heading_20_2">
      <style:text-properties officeooo:rsid="001adc1d" officeooo:paragraph-rsid="001adc1d"/>
    </style:style>
    <style:style style:name="P5" style:family="paragraph" style:parent-style-name="Table_20_Contents">
      <style:text-properties officeooo:rsid="0013e24a" officeooo:paragraph-rsid="0013e24a"/>
    </style:style>
    <style:style style:name="P6" style:family="paragraph" style:parent-style-name="Table_20_Contents">
      <style:text-properties officeooo:rsid="00141b3d" officeooo:paragraph-rsid="00141b3d"/>
    </style:style>
    <style:style style:name="P7" style:family="paragraph" style:parent-style-name="Table_20_Contents">
      <style:text-properties officeooo:rsid="00167a5b" officeooo:paragraph-rsid="00167a5b"/>
    </style:style>
    <style:style style:name="P8" style:family="paragraph" style:parent-style-name="Table_20_Contents">
      <style:text-properties officeooo:rsid="0017aee0" officeooo:paragraph-rsid="0017aee0"/>
    </style:style>
    <style:style style:name="P9" style:family="paragraph" style:parent-style-name="Text_20_body">
      <style:text-properties officeooo:rsid="00072f1d" officeooo:paragraph-rsid="00072f1d"/>
    </style:style>
    <style:style style:name="P10" style:family="paragraph" style:parent-style-name="Text_20_body">
      <style:text-properties officeooo:paragraph-rsid="000a28c7"/>
    </style:style>
    <style:style style:name="P11" style:family="paragraph" style:parent-style-name="Text_20_body">
      <style:text-properties officeooo:paragraph-rsid="0013e24a"/>
    </style:style>
    <style:style style:name="P12" style:family="paragraph" style:parent-style-name="Text_20_body">
      <style:text-properties officeooo:paragraph-rsid="001adc1d"/>
    </style:style>
    <style:style style:name="P13" style:family="paragraph" style:parent-style-name="Title">
      <style:text-properties officeooo:rsid="00072f1d" officeooo:paragraph-rsid="00072f1d"/>
    </style:style>
    <style:style style:name="T1" style:family="text">
      <style:text-properties officeooo:rsid="000a28c7"/>
    </style:style>
    <style:style style:name="T2" style:family="text">
      <style:text-properties officeooo:rsid="000c7c24"/>
    </style:style>
    <style:style style:name="T3" style:family="text">
      <style:text-properties officeooo:rsid="000e4530"/>
    </style:style>
    <style:style style:name="T4" style:family="text">
      <style:text-properties officeooo:rsid="000e98fc"/>
    </style:style>
    <style:style style:name="T5" style:family="text">
      <style:text-properties officeooo:rsid="00104808"/>
    </style:style>
    <style:style style:name="T6" style:family="text">
      <style:text-properties officeooo:rsid="00120065"/>
    </style:style>
    <style:style style:name="T7" style:family="text">
      <style:text-properties officeooo:rsid="0013e24a"/>
    </style:style>
    <style:style style:name="T8" style:family="text">
      <style:text-properties officeooo:rsid="00141b3d"/>
    </style:style>
    <style:style style:name="T9" style:family="text">
      <style:text-properties officeooo:rsid="00167a5b"/>
    </style:style>
    <style:style style:name="T10" style:family="text">
      <style:text-properties officeooo:rsid="0019942d"/>
    </style:style>
    <style:style style:name="T11" style:family="text">
      <style:text-properties officeooo:rsid="001a417c"/>
    </style:style>
    <style:style style:name="T12" style:family="text">
      <style:text-properties officeooo:rsid="001adc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rojet java</text:p>
      <text:p text:style-name="P9"/>
      <text:h text:style-name="P1" text:outline-level="1">Fonctionnalité <text:span text:style-name="T1">de base</text:span> :</text:h>
      <text:p text:style-name="Text_20_body"/>
      <text:p text:style-name="Text_20_body">- <text:span text:style-name="T1">création du profil </text:span><text:span text:style-name="T2">( Nom , Prenom , Genre , Orientation , Préférence , Hobbys , Contraintes , Taille , </text:span><text:span text:style-name="T3">Localisation , </text:span><text:span text:style-name="T5">P</text:span><text:span text:style-name="T4">hoto de profil , </text:span><text:span text:style-name="T5">Description</text:span><text:span text:style-name="T2">)</text:span></text:p>
      <text:p text:style-name="Text_20_body">- <text:span text:style-name="T1">exploration du listing des célibataires </text:span><text:span text:style-name="T10">( visualisation de tout les profils )</text:span></text:p>
      <text:p text:style-name="Text_20_body">- <text:span text:style-name="T1">visualisation des fiches-profils des célibataire</text:span></text:p>
      <text:p text:style-name="Text_20_body">- <text:span text:style-name="T1">match-macking entre deux célibataire </text:span><text:span text:style-name="T10">en fonction des attribut du profil</text:span></text:p>
      <text:p text:style-name="Text_20_body">- <text:span text:style-name="T1">recherche un célibataire dans le listing </text:span><text:span text:style-name="T10">( recherche à l’aide de filtre )</text:span></text:p>
      <text:p text:style-name="Text_20_body"/>
      <text:h text:style-name="P2" text:outline-level="1">Fonctionnalité avancé :</text:h>
      <text:p text:style-name="P10"/>
      <text:p text:style-name="P10">- <text:span text:style-name="T1">Recherche triée</text:span></text:p>
      <text:p text:style-name="P10">- <text:span text:style-name="T1">édition profil</text:span></text:p>
      <text:p text:style-name="P10">- <text:span text:style-name="T1">historique </text:span><text:span text:style-name="T6">( Garde les profils vus )</text:span></text:p>
      <text:p text:style-name="P10">- <text:span text:style-name="T6">Favoris</text:span></text:p>
      <text:p text:style-name="P10"/>
      <text:h text:style-name="P3" text:outline-level="1"><text:span text:style-name="T8">Idée </text:span><text:span text:style-name="T7">Implémentation :</text:span></text:h>
      <text:h text:style-name="P4" text:outline-level="2">Classe :</text:h>
      <table:table table:name="Tableau1" table:style-name="Tableau1">
        <table:table-column table:style-name="Tableau1.A"/>
        <table:table-column table:style-name="Tableau1.B"/>
        <table:table-row table:style-name="TableLine94117719312544">
          <table:table-cell table:style-name="Tableau1.A1" office:value-type="string">
            <text:p text:style-name="P5">Celibataire</text:p>
          </table:table-cell>
          <table:table-cell table:style-name="Tableau1.B1" office:value-type="string">
            <text:p text:style-name="P6">Implémente <text:span text:style-name="T11">avec ses attribut</text:span></text:p>
            <text:p text:style-name="P6"/>
          </table:table-cell>
        </table:table-row>
        <table:table-row table:style-name="TableLine94117719312544">
          <table:table-cell table:style-name="Tableau1.A5" office:value-type="string">
            <text:p text:style-name="P7">Application</text:p>
            <text:p text:style-name="P8">( Vue )</text:p>
          </table:table-cell>
          <table:table-cell table:style-name="Tableau1.B5" office:value-type="string">
            <text:p text:style-name="P8">Visuel de l’application</text:p>
            <text:p text:style-name="Table_20_Contents"/>
          </table:table-cell>
        </table:table-row>
        <table:table-row table:style-name="TableLine94117719312544">
          <table:table-cell table:style-name="Tableau1.A5" office:value-type="string">
            <text:p text:style-name="P8">Modele</text:p>
            <text:p text:style-name="Table_20_Contents"/>
          </table:table-cell>
          <table:table-cell table:style-name="Tableau1.B5" office:value-type="string">
            <text:p text:style-name="P8">Contient donnés à afficher</text:p>
          </table:table-cell>
        </table:table-row>
        <table:table-row table:style-name="TableLine94117719312544">
          <table:table-cell table:style-name="Tableau1.A5" office:value-type="string">
            <text:p text:style-name="P8">Controleur</text:p>
            <text:p text:style-name="Table_20_Contents"/>
          </table:table-cell>
          <table:table-cell table:style-name="Tableau1.B5" office:value-type="string">
            <text:p text:style-name="P8">Contrôle de l’application ( bouton, filtre, barre recherche … )</text:p>
          </table:table-cell>
        </table:table-row>
        <table:table-row table:style-name="TableLine94117719312544">
          <table:table-cell table:style-name="Tableau1.A5" office:value-type="string">
            <text:p text:style-name="Table_20_Contents"/>
          </table:table-cell>
          <table:table-cell table:style-name="Tableau1.B5" office:value-type="string">
            <text:p text:style-name="Table_20_Contents"/>
          </table:table-cell>
        </table:table-row>
      </table:table>
      <text:p text:style-name="P11"/>
      <text:h text:style-name="P4" text:outline-level="2"><text:soft-page-break/>Méthode :</text:h>
      <table:table table:name="Tableau2" table:style-name="Tableau2">
        <table:table-column table:style-name="Tableau2.A" table:number-columns-repeated="3"/>
        <table:table-row table:style-name="TableLine94117693707280"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C1" office:value-type="string">
            <text:p text:style-name="Table_20_Contents"/>
          </table:table-cell>
        </table:table-row>
        <table:table-row table:style-name="TableLine94117693707280"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C2" office:value-type="string">
            <text:p text:style-name="Table_20_Contents"/>
          </table:table-cell>
        </table:table-row>
        <table:table-row table:style-name="TableLine94117693707280"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C2" office:value-type="string">
            <text:p text:style-name="Table_20_Contents"/>
          </table:table-cell>
        </table:table-row>
        <table:table-row table:style-name="TableLine94117693707280"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C2" office:value-type="string">
            <text:p text:style-name="Table_20_Contents"/>
          </table:table-cell>
        </table:table-row>
        <table:table-row table:style-name="TableLine94117693707280"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C2" office:value-type="string">
            <text:p text:style-name="Table_20_Contents"/>
          </table:table-cell>
        </table:table-row>
        <table:table-row table:style-name="TableLine94117693707280"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C2" office:value-type="string">
            <text:p text:style-name="Table_20_Contents"/>
          </table:table-cell>
        </table:table-row>
        <table:table-row table:style-name="TableLine94117693707280"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C2" office:value-type="string">
            <text:p text:style-name="Table_20_Contents"/>
          </table:table-cell>
        </table:table-row>
        <table:table-row table:style-name="TableLine94117693707280"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C2" office:value-type="string">
            <text:p text:style-name="Table_20_Contents"/>
          </table:table-cell>
        </table:table-row>
        <table:table-row table:style-name="TableLine94117693707280"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C2" office:value-type="string">
            <text:p text:style-name="Table_20_Contents"/>
          </table:table-cell>
        </table:table-row>
        <table:table-row table:style-name="TableLine94117693707280"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09:23:08.065000987</meta:creation-date>
    <dc:date>2023-02-22T10:00:57.336221806</dc:date>
    <meta:editing-duration>PT36S</meta:editing-duration>
    <meta:editing-cycles>1</meta:editing-cycles>
    <meta:document-statistic meta:table-count="2" meta:image-count="0" meta:object-count="0" meta:page-count="2" meta:paragraph-count="24" meta:word-count="132" meta:character-count="788" meta:non-whitespace-character-count="680"/>
    <meta:generator>LibreOffice/7.0.4.2$Linux_X86_64 LibreOffice_project/00$Build-2</meta:generator>
  </office:meta>
</office:document-meta>
</file>